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112cm" svg:height="3.81cm" svg:x="0.882cm" svg:y="0.208cm">
          <text:p text:style-name="P1"><text:span text:style-name="T1">АС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7.932cm" svg:height="1.524cm" svg:x="1.771cm" svg:y="5.415cm">
          <text:p text:style-name="P1">Административные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7.932cm" svg:height="1.524cm" svg:x="1.771cm" svg:y="7.215cm">
          <text:p text:style-name="P1">Производственные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7.932cm" svg:height="1.524cm" svg:x="1.771cm" svg:y="9.015cm">
          <text:p text:style-name="P1">Медицинские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7.932cm" svg:height="1.524cm" svg:x="1.771cm" svg:y="10.815cm">
          <text:p text:style-name="P1">Образовательные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7.932cm" svg:height="1.524cm" svg:x="1.771cm" svg:y="12.715cm">
          <text:p text:style-name="P1">Метеорологическая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0.882cm" svg:y1="2.113cm" svg:x2="1.771cm" svg:y2="6.177cm" draw:start-shape="id1" draw:start-glue-point="3" draw:end-shape="id2" draw:end-glue-point="3" svg:d="m882 2113h-501v4064h1390" svg:viewBox="0 0 1391 4065">
          <text:p/>
        </draw:connector>
        <draw:connector draw:style-name="gr2" draw:text-style-name="P1" draw:layer="layout" svg:x1="0.882cm" svg:y1="2.113cm" svg:x2="1.771cm" svg:y2="7.977cm" draw:start-shape="id1" draw:start-glue-point="3" draw:end-shape="id3" draw:end-glue-point="3" svg:d="m882 2113h-501v5864h1390" svg:viewBox="0 0 1391 5865">
          <text:p/>
        </draw:connector>
        <draw:connector draw:style-name="gr2" draw:text-style-name="P1" draw:layer="layout" svg:x1="0.882cm" svg:y1="2.113cm" svg:x2="1.771cm" svg:y2="9.777cm" draw:start-shape="id1" draw:start-glue-point="3" draw:end-shape="id4" draw:end-glue-point="3" svg:d="m882 2113h-501v7664h1390" svg:viewBox="0 0 1391 7665">
          <text:p/>
        </draw:connector>
        <draw:connector draw:style-name="gr2" draw:text-style-name="P1" draw:layer="layout" svg:x1="0.882cm" svg:y1="2.113cm" svg:x2="1.771cm" svg:y2="11.577cm" draw:start-shape="id1" draw:start-glue-point="3" draw:end-shape="id5" draw:end-glue-point="3" svg:d="m882 2113h-501v9464h1390" svg:viewBox="0 0 1391 9465">
          <text:p/>
        </draw:connector>
        <draw:connector draw:style-name="gr2" draw:text-style-name="P1" draw:layer="layout" svg:x1="0.882cm" svg:y1="2.113cm" svg:x2="1.771cm" svg:y2="13.477cm" draw:start-shape="id1" draw:start-glue-point="3" draw:end-shape="id6" draw:end-glue-point="3" svg:d="m882 2113h-501v11364h1390" svg:viewBox="0 0 1391 113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inux Libertine" style:font-size-asian="24pt" style:language-asian="zh" style:country-asian="CN" style:font-name-complex="Linux Libertin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4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2T09:55:43.494623133</meta:creation-date>
    <dc:date>2014-03-19T09:30:07.794569043</dc:date>
    <meta:editing-duration>P0D</meta:editing-duration>
    <meta:editing-cycles>2</meta:editing-cycles>
    <meta:generator>LibreOffice/4.1.4.2$Linux_X86_64 LibreOffice_project/410m0$Build-2</meta:generator>
    <meta:document-statistic meta:object-count="11"/>
  </office:meta>
</office:document-meta>
</file>